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5cdb"/>
    </style:style>
    <style:style style:name="P2" style:family="paragraph" style:parent-style-name="Standard">
      <style:text-properties officeooo:rsid="00145cdb" officeooo:paragraph-rsid="00145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2 (chapter 1 and 2) </text:p>
      <text:p text:style-name="P1"/>
      <text:p text:style-name="P1">1) What programming language is most of UNIX Operating System written in?</text:p>
      <text:p text:style-name="P2">C. Many apps are written in python. KDE (what I tend to use) is c++.</text:p>
      <text:p text:style-name="P2"/>
      <text:p text:style-name="P1">2) What is exception handling?</text:p>
      <text:p text:style-name="P1"/>
      <text:p text:style-name="P1">3) Explain the different aspects of the cost of a programming language.</text:p>
      <text:p text:style-name="P2">How long it will take to create. The time investment that will be required to keep a program up-to-date. Ease of compatibility with devices. </text:p>
      <text:p text:style-name="P1"/>
      <text:p text:style-name="P1">4) What was the first high-level programming language you learned? Was it implemented with a pure interpreter, compiler or a hybrid implementation? Explain your answer</text:p>
      <text:p text:style-name="P2">Python. In the environment I was utilizing it was compiled. </text:p>
      <text:p text:style-name="P1"/>
      <text:p text:style-name="P1">5) Using the programming language from your answer to question 4 above. Write an evaluation of the language using the criteria described in chapter 1 of out textbook.</text:p>
      <text:p text:style-name="P1"/>
      <text:p text:style-name="P1">6) What are the arguments for and against the idea of a typeless language?</text:p>
      <text:p text:style-name="P1"/>
      <text:p text:style-name="P1">7) Explain 2 reasons why pure interpretation is an acceptable implantation method for several recent scripting languages.</text:p>
      <text:p text:style-name="P1"/>
      <text:p text:style-name="P1">8) Programming languages continue to evolve. What sort of restrictions do you think are appropriate for changes in programming languages? Compare your answer to the evolution of FORTR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32:05.047000000</meta:creation-date>
    <dc:date>2020-01-30T15:35:54.290000000</dc:date>
    <meta:editing-duration>PT3M50S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2" meta:word-count="196" meta:character-count="1189" meta:non-whitespace-character-count="1001"/>
  </office:meta>
</office:document-meta>
</file>